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" draw:fill="solid" draw:textarea-vertical-align="middle"/>
    </style:style>
    <style:style style:name="gr2" style:family="graphic" style:parent-style-name="objectwithoutfill">
      <style:graphic-properties svg:stroke-color="#000000" draw:marker-start="Circle_20_unfilled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objectwithoutfill">
      <style:graphic-properties svg:stroke-color="#000000" draw:marker-start="Circle" draw:fill="solid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01cm" fo:min-width="1.951cm"/>
      <style:paragraph-properties style:writing-mode="lr-tb"/>
    </style:style>
    <style:style style:name="gr6" style:family="graphic" style:parent-style-name="objectwithoutfill">
      <style:graphic-properties svg:stroke-color="#000000" draw:marker-start="" draw:fill="solid" draw:textarea-vertical-align="middle"/>
    </style:style>
    <style:style style:name="gr7" style:family="graphic" style:parent-style-name="objectwithoutfill">
      <style:graphic-properties svg:stroke-color="#000000" draw:marker-start="Short_20_line_20_Arrow" draw:marker-start-width="0.356cm" draw:fill="solid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8cm" fo:min-width="2.67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DejaVu Sans Mono1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font-size="64pt" style:font-size-asian="64pt" style:font-size-complex="64pt"/>
    </style:style>
    <style:style style:name="P6" style:family="paragraph">
      <loext:graphic-properties draw:fill="none" draw:fill-color="#ffffff"/>
      <style:paragraph-properties style:writing-mode="lr-tb"/>
      <style:text-properties style:font-name="LM Roman 12" fo:font-size="64pt" style:font-size-asian="64pt" style:font-size-complex="64pt"/>
    </style:style>
    <style:style style:name="T1" style:family="text">
      <style:text-properties style:font-name="LM Roman 12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485cm" svg:y1="9.326cm" svg:x2="0.769cm" svg:y2="8.199cm">
            <text:p/>
          </draw:line>
          <draw:line draw:style-name="gr2" draw:text-style-name="P1" draw:layer="layout" svg:x1="1.569cm" svg:y1="7.996cm" svg:x2="1.569cm" svg:y2="7.289cm">
            <text:p/>
          </draw:line>
          <draw:line draw:style-name="gr2" draw:text-style-name="P1" draw:layer="layout" svg:x1="1.569cm" svg:y1="9.276cm" svg:x2="1.569cm" svg:y2="9.954cm">
            <text:p/>
          </draw:line>
        </draw:g>
        <draw:g>
          <draw:line draw:style-name="gr1" draw:text-style-name="P1" draw:layer="layout" svg:x1="4.123cm" svg:y1="9.326cm" svg:x2="3.168cm" svg:y2="8.199cm">
            <text:p/>
          </draw:line>
          <draw:line draw:style-name="gr2" draw:text-style-name="P1" draw:layer="layout" svg:x1="4.234cm" svg:y1="7.996cm" svg:x2="4.234cm" svg:y2="7.289cm">
            <text:p/>
          </draw:line>
          <draw:line draw:style-name="gr2" draw:text-style-name="P1" draw:layer="layout" svg:x1="4.234cm" svg:y1="9.276cm" svg:x2="4.234cm" svg:y2="9.954cm">
            <text:p/>
          </draw:line>
        </draw:g>
        <draw:line draw:style-name="gr3" draw:text-style-name="P1" draw:layer="layout" svg:x1="1.569cm" svg:y1="4.623cm" svg:x2="1.569cm" svg:y2="7.289cm">
          <text:p/>
        </draw:line>
        <draw:line draw:style-name="gr3" draw:text-style-name="P1" draw:layer="layout" svg:x1="4.234cm" svg:y1="4.623cm" svg:x2="4.234cm" svg:y2="7.289cm">
          <text:p/>
        </draw:line>
        <draw:line draw:style-name="gr3" draw:text-style-name="P1" draw:layer="layout" svg:x1="6.9cm" svg:y1="4.623cm" svg:x2="6.9cm" svg:y2="7.289cm">
          <text:p/>
        </draw:line>
        <draw:line draw:style-name="gr4" draw:text-style-name="P1" draw:layer="layout" svg:x1="1.476cm" svg:y1="5.358cm" svg:x2="10.898cm" svg:y2="5.366cm">
          <text:p/>
        </draw:line>
        <draw:line draw:style-name="gr4" draw:text-style-name="P1" draw:layer="layout" svg:x1="4.148cm" svg:y1="5.996cm" svg:x2="10.9cm" svg:y2="5.996cm">
          <text:p/>
        </draw:line>
        <draw:line draw:style-name="gr4" draw:text-style-name="P1" draw:layer="layout" svg:x1="6.807cm" svg:y1="6.625cm" svg:x2="10.9cm" svg:y2="6.625cm">
          <text:p/>
        </draw:line>
        <draw:custom-shape draw:style-name="gr5" draw:text-style-name="P2" draw:layer="layout" svg:width="3.465cm" svg:height="3.465cm" svg:x="10.63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234cm" svg:y1="10.504cm" svg:x2="4.234cm" svg:y2="11.57cm">
          <text:p/>
        </draw:line>
        <draw:line draw:style-name="gr3" draw:text-style-name="P1" draw:layer="layout" svg:x1="3.435cm" svg:y1="11.57cm" svg:x2="5.034cm" svg:y2="11.57cm">
          <text:p/>
        </draw:line>
        <draw:line draw:style-name="gr3" draw:text-style-name="P1" draw:layer="layout" svg:x1="3.701cm" svg:y1="11.837cm" svg:x2="4.767cm" svg:y2="11.837cm">
          <text:p/>
        </draw:line>
        <draw:line draw:style-name="gr3" draw:text-style-name="P1" draw:layer="layout" svg:x1="3.968cm" svg:y1="12.103cm" svg:x2="4.501cm" svg:y2="12.103cm">
          <text:p/>
        </draw:line>
        <draw:g>
          <draw:line draw:style-name="gr1" draw:text-style-name="P1" draw:layer="layout" svg:x1="6.789cm" svg:y1="9.326cm" svg:x2="5.834cm" svg:y2="8.199cm">
            <text:p/>
          </draw:line>
          <draw:line draw:style-name="gr2" draw:text-style-name="P1" draw:layer="layout" svg:x1="6.9cm" svg:y1="7.996cm" svg:x2="6.9cm" svg:y2="7.289cm">
            <text:p/>
          </draw:line>
          <draw:line draw:style-name="gr2" draw:text-style-name="P1" draw:layer="layout" svg:x1="6.9cm" svg:y1="9.276cm" svg:x2="6.9cm" svg:y2="9.954cm">
            <text:p/>
          </draw:line>
        </draw:g>
        <draw:g>
          <draw:line draw:style-name="gr1" draw:text-style-name="P1" draw:layer="layout" svg:x1="1.485cm" svg:y1="3.995cm" svg:x2="0.769cm" svg:y2="2.868cm">
            <text:p/>
          </draw:line>
          <draw:line draw:style-name="gr2" draw:text-style-name="P1" draw:layer="layout" svg:x1="1.569cm" svg:y1="2.664cm" svg:x2="1.569cm" svg:y2="1.957cm">
            <text:p/>
          </draw:line>
          <draw:line draw:style-name="gr2" draw:text-style-name="P1" draw:layer="layout" svg:x1="1.569cm" svg:y1="3.945cm" svg:x2="1.569cm" svg:y2="4.623cm">
            <text:p/>
          </draw:line>
        </draw:g>
        <draw:g>
          <draw:line draw:style-name="gr1" draw:text-style-name="P1" draw:layer="layout" svg:x1="4.151cm" svg:y1="3.995cm" svg:x2="3.435cm" svg:y2="2.868cm">
            <text:p/>
          </draw:line>
          <draw:line draw:style-name="gr2" draw:text-style-name="P1" draw:layer="layout" svg:x1="4.234cm" svg:y1="2.664cm" svg:x2="4.234cm" svg:y2="1.957cm">
            <text:p/>
          </draw:line>
          <draw:line draw:style-name="gr2" draw:text-style-name="P1" draw:layer="layout" svg:x1="4.234cm" svg:y1="3.945cm" svg:x2="4.234cm" svg:y2="4.623cm">
            <text:p/>
          </draw:line>
        </draw:g>
        <draw:g>
          <draw:line draw:style-name="gr1" draw:text-style-name="P1" draw:layer="layout" svg:x1="6.816cm" svg:y1="3.995cm" svg:x2="6.1cm" svg:y2="2.868cm">
            <text:p/>
          </draw:line>
          <draw:line draw:style-name="gr2" draw:text-style-name="P1" draw:layer="layout" svg:x1="6.9cm" svg:y1="2.664cm" svg:x2="6.9cm" svg:y2="1.957cm">
            <text:p/>
          </draw:line>
          <draw:line draw:style-name="gr2" draw:text-style-name="P1" draw:layer="layout" svg:x1="6.9cm" svg:y1="3.945cm" svg:x2="6.9cm" svg:y2="4.623cm">
            <text:p/>
          </draw:line>
        </draw:g>
        <draw:line draw:style-name="gr3" draw:text-style-name="P1" draw:layer="layout" svg:x1="4.234cm" svg:y1="9.87cm" svg:x2="4.234cm" svg:y2="10.487cm">
          <text:p/>
        </draw:line>
        <draw:line draw:style-name="gr3" draw:text-style-name="P1" draw:layer="layout" svg:x1="6.9cm" svg:y1="9.87cm" svg:x2="6.9cm" svg:y2="10.487cm">
          <text:p/>
        </draw:line>
        <draw:line draw:style-name="gr3" draw:text-style-name="P1" draw:layer="layout" svg:x1="1.569cm" svg:y1="9.87cm" svg:x2="1.569cm" svg:y2="10.487cm">
          <text:p/>
        </draw:line>
        <draw:line draw:style-name="gr3" draw:text-style-name="P1" draw:layer="layout" svg:x1="6.9cm" svg:y1="1.34cm" svg:x2="6.9cm" svg:y2="1.957cm">
          <text:p/>
        </draw:line>
        <draw:line draw:style-name="gr3" draw:text-style-name="P1" draw:layer="layout" svg:x1="4.234cm" svg:y1="1.34cm" svg:x2="4.234cm" svg:y2="1.957cm">
          <text:p/>
        </draw:line>
        <draw:line draw:style-name="gr3" draw:text-style-name="P1" draw:layer="layout" svg:x1="1.569cm" svg:y1="1.34cm" svg:x2="1.569cm" svg:y2="2.041cm">
          <text:p/>
        </draw:line>
        <draw:line draw:style-name="gr6" draw:text-style-name="P1" draw:layer="layout" svg:x1="1.569cm" svg:y1="1.34cm" svg:x2="6.9cm" svg:y2="1.34cm">
          <text:p/>
        </draw:line>
        <draw:line draw:style-name="gr7" draw:text-style-name="P1" draw:layer="layout" svg:x1="4.234cm" svg:y1="0.358cm" svg:x2="4.234cm" svg:y2="1.328cm">
          <text:p/>
        </draw:line>
        <draw:g>
          <svg:title>TexMaths</svg:title>
          <svg:desc>12§display§\mathrm{q_a}§svg§600§FALSE§</svg:desc>
          <draw:g>
            <draw:path draw:style-name="gr8" draw:text-style-name="P3" draw:layer="layout" svg:width="0.715cm" svg:height="0.467cm" svg:x="1.302cm" svg:y="3.108cm" svg:viewBox="0 0 716 468" svg:d="M0 0c239 0 479 0 716 0 0 155 0 313 0 468-237 0-477 0-716 0 0-155 0-313 0-468z">
              <text:p/>
            </draw:path>
            <draw:path draw:style-name="gr9" draw:text-style-name="P4" draw:layer="layout" svg:width="0.433cm" svg:height="0.557cm" svg:x="1.287cm" svg:y="3.063cm" svg:viewBox="0 0 434 558" svg:d="M304 336c0 50 0 103 0 155 0 40-10 40-67 40 0 8 0 19 0 27 30 0 74-2 97-2 25 0 69 2 100 2 0-8 0-19 0-27-60 0-69 0-69-40 0-164 0-327 0-491-6 0-12 0-19 0-10 27-23 52-35 80-9-25-47-80-118-80-101 0-193 86-193 199 0 110 86 200 189 200 61 0 99-38 115-63zM306 145c0 42 0 82 0 124 0 29-14 52-35 73-9 13-40 36-80 36-65 0-118-78-118-179 0-105 63-176 128-176 70 0 105 76 105 122z">
              <text:p/>
            </draw:path>
            <draw:path draw:style-name="gr9" draw:text-style-name="P4" draw:layer="layout" svg:width="0.305cm" svg:height="0.28cm" svg:x="1.758cm" svg:y="3.309cm" svg:viewBox="0 0 306 281" svg:d="M239 109c0-31 0-57-27-80-25-19-57-29-92-29-57 0-99 23-99 61 0 19 15 29 29 29 17 0 28-12 28-29 0-11-5-23-19-27 21-17 56-17 59-17 35 0 73 23 73 75 0 7 0 13 0 17-34 4-76 6-120 21-56 21-71 55-71 82 0 52 63 69 105 69 50 0 82-29 94-52 2 23 17 48 47 48 21-19 60 0 60-59 0-10 0-23 0-33-6 0-12 0-18 0 0 10 0 23 0 33 0 7 0 34-24 34-25 0-25-27-25-34 0-35 0-71 0-109zM191 187c0 61-52 75-80 75-31 0-61-19-61-50 0-34 30-82 141-84 0 19 0 40 0 59z">
              <text:p/>
            </draw:path>
          </draw:g>
        </draw:g>
        <draw:g>
          <svg:title>TexMaths</svg:title>
          <svg:desc>12§display§\mathrm{q_b}§svg§600§FALSE§</svg:desc>
          <draw:g>
            <draw:path draw:style-name="gr8" draw:text-style-name="P3" draw:layer="layout" svg:width="0.732cm" svg:height="0.467cm" svg:x="3.991cm" svg:y="3.11cm" svg:viewBox="0 0 733 468" svg:d="M0 0c243 0 489 0 733 0 0 155 0 313 0 468-244 0-490 0-733 0 0-155 0-313 0-468z">
              <text:p/>
            </draw:path>
            <draw:path draw:style-name="gr9" draw:text-style-name="P4" draw:layer="layout" svg:width="0.433cm" svg:height="0.557cm" svg:x="3.976cm" svg:y="3.066cm" svg:viewBox="0 0 434 558" svg:d="M304 336c0 50 0 103 0 155 0 40-10 40-69 40 0 8 0 19 0 27 32 0 76-2 99-2s67 2 100 2c0-8 0-19 0-27-60 0-71 0-71-40 0-164 0-327 0-491-4 0-10 0-17 0-10 27-23 52-35 80-9-25-47-80-118-80-101 0-193 86-193 199 0 110 86 200 189 200 59 0 94-38 115-63zM306 145c0 42 0 82 0 124 0 29-14 52-35 73-11 13-40 36-80 36-65 0-118-78-118-179 0-105 59-176 126-176 70 0 107 76 107 122z">
              <text:p/>
            </draw:path>
            <draw:path draw:style-name="gr9" draw:text-style-name="P4" draw:layer="layout" svg:width="0.329cm" svg:height="0.431cm" svg:x="4.44cm" svg:y="3.158cm" svg:viewBox="0 0 330 432" svg:d="M92 0c-29 2-61 4-92 8 0 7 0 15 0 21 42 0 46 7 46 36 0 122 0 241 0 363 6 0 15 0 21 0 6-12 15-25 21-38 23 30 57 42 90 42 80 0 152-58 152-136 0-76-63-141-143-141-38 0-74 15-95 38 0-65 0-128 0-193zM94 220c17-27 51-48 87-48 35 0 60 21 73 38 13 21 19 42 19 84 0 15 0 59-25 90-26 27-55 32-72 32-50 0-75-38-82-51 0-48 0-96 0-145z">
              <text:p/>
            </draw:path>
          </draw:g>
        </draw:g>
        <draw:g>
          <svg:title>TexMaths</svg:title>
          <svg:desc>12§display§\mathrm{q_c}§svg§600§FALSE§</svg:desc>
          <draw:g>
            <draw:path draw:style-name="gr8" draw:text-style-name="P3" draw:layer="layout" svg:width="0.66cm" svg:height="0.467cm" svg:x="6.64cm" svg:y="3.108cm" svg:viewBox="0 0 661 468" svg:d="M332 468c-112 0-221 0-332 0 0-155 0-313 0-468 220 0 441 0 661 0 0 155 0 313 0 468-109 0-220 0-329 0z">
              <text:p/>
            </draw:path>
            <draw:path draw:style-name="gr9" draw:text-style-name="P4" draw:layer="layout" svg:width="0.433cm" svg:height="0.557cm" svg:x="6.625cm" svg:y="3.063cm" svg:viewBox="0 0 434 558" svg:d="M304 336c0 52 0 103 0 155 0 40-10 40-69 40 0 8 0 19 0 27 32-2 76-2 99-2 25 0 69 0 100 2 0-8 0-19 0-27-60 0-71 0-71-40 0-164 0-327 0-491-6 0-10 0-17 0-12 27-23 52-35 80-11-25-44-80-116-80-103 0-195 86-195 199 0 110 86 200 189 200 59 0 96-38 115-63zM306 145c0 42 0 82 0 124 0 29-14 52-35 73-11 13-38 36-80 36-63 0-118-78-118-179 0-105 63-176 128-176 70 0 105 76 105 122z">
              <text:p/>
            </draw:path>
            <draw:path draw:style-name="gr9" draw:text-style-name="P4" draw:layer="layout" svg:width="0.259cm" svg:height="0.28cm" svg:x="7.087cm" svg:y="3.309cm" svg:viewBox="0 0 260 281" svg:d="M210 29c-9 7-15 15-15 26 0 18 11 31 27 31 19 0 32-10 32-31 0-55-86-55-103-55-94 0-151 69-151 141 0 77 67 140 149 140 90 0 111-73 111-82 0-6-6-6-10-6-9 0-9 2-11 11-12 37-46 56-84 56-42 0-98-29-98-119 0-78 37-120 96-120 7 0 38 0 57 8z">
              <text:p/>
            </draw:path>
          </draw:g>
        </draw:g>
        <draw:g>
          <svg:title>TexMaths</svg:title>
          <svg:desc>12§display§\mathrm{\overline{q}_c}§svg§600§FALSE§</svg:desc>
          <draw:g>
            <draw:path draw:style-name="gr8" draw:text-style-name="P3" draw:layer="layout" svg:width="0.662cm" svg:height="0.65cm" svg:x="6.665cm" svg:y="8.441cm" svg:viewBox="0 0 663 651" svg:d="M332 651c-112 0-221 0-332 0 0-217 0-435 0-651 220 0 443 0 663 0 0 216 0 434 0 651-111 0-220 0-331 0z">
              <text:p/>
            </draw:path>
            <draw:path draw:style-name="gr9" draw:text-style-name="P4" draw:layer="layout" svg:width="0.463cm" svg:height="0.035cm" svg:x="6.621cm" svg:y="8.397cm" svg:viewBox="0 0 464 36" svg:d="M233 36c-78 0-155 0-233 0 0-13 0-23 0-36 155 0 311 0 464 0 0 13 0 23 0 36-76 0-153 0-231 0z">
              <text:p/>
            </draw:path>
            <draw:path draw:style-name="gr9" draw:text-style-name="P4" draw:layer="layout" svg:width="0.433cm" svg:height="0.559cm" svg:x="6.65cm" svg:y="8.527cm" svg:viewBox="0 0 434 560" svg:d="M304 334c0 52 0 105 0 159 0 40-10 40-67 40 0 9 0 19 0 27 30-2 74-2 97-2 25 0 71 0 100 2 0-8 0-18 0-27-60 0-69 0-69-40 0-166 0-329 0-493-6 0-12 0-19 0-10 27-23 55-35 80-9-25-44-80-116-80-103 0-195 86-195 201 0 108 86 198 189 198 61 0 96-38 115-65zM306 145c0 42 0 84 0 124 0 27-14 52-35 75-11 13-38 36-80 36-63 0-118-78-118-179 0-107 63-178 128-178 70 0 105 76 105 122z">
              <text:p/>
            </draw:path>
            <draw:path draw:style-name="gr9" draw:text-style-name="P4" draw:layer="layout" svg:width="0.259cm" svg:height="0.28cm" svg:x="7.114cm" svg:y="8.856cm" svg:viewBox="0 0 260 281" svg:d="M212 29c-11 7-17 17-17 26 0 18 11 31 30 31 16 0 29-10 29-31 0-55-86-55-103-55-92 0-151 71-151 141 0 77 67 140 149 140 90 0 111-73 111-80 0-8-6-8-8-8-11 0-11 2-13 11-12 37-46 56-84 56-42 0-96-31-96-119 0-78 35-120 94-120 9 0 38 0 59 8z">
              <text:p/>
            </draw:path>
          </draw:g>
        </draw:g>
        <draw:g>
          <svg:title>TexMaths</svg:title>
          <svg:desc>12§display§\mathrm{\overline{q}_b}§svg§600§FALSE§</svg:desc>
          <draw:g>
            <draw:path draw:style-name="gr8" draw:text-style-name="P3" draw:layer="layout" svg:width="0.732cm" svg:height="0.65cm" svg:x="3.943cm" svg:y="8.447cm" svg:viewBox="0 0 733 651" svg:d="M0 0c243 0 489 0 733 0 0 216 0 434 0 651-244 0-490 0-733 0 0-217 0-435 0-651z">
              <text:p/>
            </draw:path>
            <draw:path draw:style-name="gr9" draw:text-style-name="P4" draw:layer="layout" svg:width="0.463cm" svg:height="0.035cm" svg:x="3.896cm" svg:y="8.401cm" svg:viewBox="0 0 464 36" svg:d="M0 0c155 0 309 0 464 0 0 13 0 23 0 36-155 0-309 0-464 0 0-13 0-23 0-36z">
              <text:p/>
            </draw:path>
            <draw:path draw:style-name="gr9" draw:text-style-name="P4" draw:layer="layout" svg:width="0.433cm" svg:height="0.559cm" svg:x="3.926cm" svg:y="8.531cm" svg:viewBox="0 0 434 560" svg:d="M304 336c0 52 0 105 0 157 0 40-10 40-69 40 0 9 0 17 0 27 32 0 76-2 99-2s67 2 100 2c0-10 0-18 0-27-60 0-71 0-71-40 0-166 0-329 0-493-4 0-10 0-17 0-12 27-23 55-35 80-11-25-49-80-118-80-101 0-193 86-193 201 0 108 86 198 189 198 59 0 94-38 115-63zM306 145c0 42 0 82 0 124 0 27-14 52-35 75-11 13-40 36-80 36-65 0-118-78-118-179 0-107 59-178 124-178 72 0 109 76 109 122z">
              <text:p/>
            </draw:path>
            <draw:path draw:style-name="gr9" draw:text-style-name="P4" draw:layer="layout" svg:width="0.329cm" svg:height="0.433cm" svg:x="4.39cm" svg:y="8.707cm" svg:viewBox="0 0 330 434" svg:d="M92 0c-31 2-61 4-92 8 0 7 0 15 0 21 42 0 46 7 46 36 0 122 0 244 0 365 6 0 15 0 21 0 6-12 15-25 21-38 23 30 57 42 90 42 80 0 152-60 152-138 0-76-63-141-145-141-36 0-72 15-93 38 0-65 0-128 0-193zM94 220c17-27 51-46 87-46 35 0 60 19 73 38s19 42 19 82c0 15 0 61-25 90-26 27-55 34-72 34-50 0-75-38-82-51 0-48 0-98 0-147z">
              <text:p/>
            </draw:path>
          </draw:g>
        </draw:g>
        <draw:g>
          <svg:title>TexMaths</svg:title>
          <svg:desc>12§display§\mathrm{\overline{q}_a}§svg§600§FALSE§</svg:desc>
          <draw:g>
            <draw:path draw:style-name="gr8" draw:text-style-name="P3" draw:layer="layout" svg:width="0.715cm" svg:height="0.65cm" svg:x="1.424cm" svg:y="8.447cm" svg:viewBox="0 0 716 651" svg:d="M0 0c239 0 476 0 716 0 0 216 0 434 0 651-240 0-477 0-716 0 0-217 0-435 0-651z">
              <text:p/>
            </draw:path>
            <draw:path draw:style-name="gr9" draw:text-style-name="P4" draw:layer="layout" svg:width="0.463cm" svg:height="0.035cm" svg:x="1.378cm" svg:y="8.401cm" svg:viewBox="0 0 464 36" svg:d="M0 0c155 0 311 0 464 0 0 13 0 23 0 36-153 0-309 0-464 0 0-13 0-23 0-36z">
              <text:p/>
            </draw:path>
            <draw:path draw:style-name="gr9" draw:text-style-name="P4" draw:layer="layout" svg:width="0.433cm" svg:height="0.559cm" svg:x="1.407cm" svg:y="8.531cm" svg:viewBox="0 0 434 560" svg:d="M304 336c0 52 0 105 0 157 0 40-10 40-69 40 0 9 0 17 0 27 32 0 76-2 99-2 25 0 67 2 100 2 0-10 0-18 0-27-60 0-71 0-71-40 0-166 0-329 0-493-4 0-10 0-17 0-10 27-23 55-35 80-9-25-47-80-118-80-101 0-193 86-193 201 0 108 86 198 189 198 59 0 96-38 115-63zM306 145c0 42 0 82 0 124 0 27-14 52-35 75-11 13-40 36-80 36-65 0-118-78-118-179 0-107 63-178 128-178 70 0 105 76 105 122z">
              <text:p/>
            </draw:path>
            <draw:path draw:style-name="gr9" draw:text-style-name="P4" draw:layer="layout" svg:width="0.305cm" svg:height="0.28cm" svg:x="1.877cm" svg:y="8.861cm" svg:viewBox="0 0 306 281" svg:d="M239 111c0-33 0-56-29-82-23-19-55-29-90-29-57 0-99 23-99 61 0 19 15 29 29 29 17 0 28-12 28-29 0-11-5-23-19-27 21-17 56-17 59-17 35 0 73 23 73 75 0 7 0 13 0 19-34 2-76 4-122 19-54 21-69 57-69 84 0 53 63 67 105 67 50 0 82-27 94-52 2 25 17 50 47 50 21-21 60 0 60-61 0-10 0-21 0-31-6 0-12 0-21 0 0 10 0 21 0 31 0 9 3 36-21 36-25 0-25-27-25-36 0-35 0-71 0-107zM191 189c0 59-52 75-80 75-31 0-61-21-61-50 0-36 30-84 141-86 0 21 0 40 0 61z">
              <text:p/>
            </draw:path>
          </draw:g>
        </draw:g>
        <draw:frame draw:style-name="gr10" draw:text-style-name="P6" draw:layer="layout" svg:width="3.178cm" svg:height="3.868cm" svg:x="11.093cm" svg:y="4.064cm">
          <draw:text-box>
            <text:p text:style-name="P5"><text:span text:style-name="T1">M</text:span></text:p>
          </draw:text-box>
        </draw:frame>
        <draw:line draw:style-name="gr6" draw:text-style-name="P1" draw:layer="layout" svg:x1="1.569cm" svg:y1="10.487cm" svg:x2="6.9cm" svg:y2="10.4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32:23.516624301</meta:creation-date>
    <dc:date>2021-05-15T16:59:27.222891065</dc:date>
    <meta:editing-duration>PT18M56S</meta:editing-duration>
    <meta:editing-cycles>7</meta:editing-cycles>
    <meta:generator>LibreOffice/6.4.7.2$Linux_X86_64 LibreOffice_project/40$Build-2</meta:generator>
    <meta:document-statistic meta:object-count="78"/>
  </office:meta>
</office:document-meta>
</file>